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d3e" officeooo:paragraph-rsid="00037d3e" fo:background-color="#ff0000"/>
    </style:style>
    <style:style style:name="P2" style:family="paragraph" style:parent-style-name="Standard">
      <style:paragraph-properties fo:text-align="center" style:justify-single-word="false"/>
      <style:text-properties officeooo:rsid="0004d469" officeooo:paragraph-rsid="0004d469" fo:background-color="#ff0000"/>
    </style:style>
    <style:style style:name="P3" style:family="paragraph" style:parent-style-name="Standard">
      <style:paragraph-properties fo:text-align="center" style:justify-single-word="false"/>
      <style:text-properties style:text-line-through-style="solid" style:text-line-through-type="single" officeooo:rsid="0004d469" officeooo:paragraph-rsid="0004d469" fo:background-color="#ff0000"/>
    </style:style>
    <style:style style:name="P4" style:family="paragraph" style:parent-style-name="Standard">
      <style:paragraph-properties fo:text-align="center" style:justify-single-word="false"/>
      <style:text-properties officeooo:rsid="0004d469" officeooo:paragraph-rsid="0004d469"/>
    </style:style>
    <style:style style:name="P5" style:family="paragraph" style:parent-style-name="Standard">
      <style:paragraph-properties fo:text-align="center" style:justify-single-word="false"/>
      <style:text-properties officeooo:rsid="0006617d" officeooo:paragraph-rsid="0006617d" fo:background-color="#81d41a"/>
    </style:style>
    <style:style style:name="P6" style:family="paragraph" style:parent-style-name="Standard">
      <style:paragraph-properties fo:text-align="center" style:justify-single-word="false"/>
      <style:text-properties officeooo:rsid="0004d469" officeooo:paragraph-rsid="0004d469" fo:background-color="#81d41a"/>
    </style:style>
    <style:style style:name="P7" style:family="paragraph" style:parent-style-name="Standard">
      <style:paragraph-properties fo:text-align="center" style:justify-single-word="false"/>
      <style:text-properties officeooo:rsid="000661f4" officeooo:paragraph-rsid="000661f4" fo:background-color="#ff0000"/>
    </style:style>
    <style:style style:name="P8" style:family="paragraph" style:parent-style-name="Standard">
      <style:paragraph-properties fo:text-align="center" style:justify-single-word="false"/>
      <style:text-properties officeooo:rsid="000661f4" officeooo:paragraph-rsid="000661f4" fo:background-color="#81d41a"/>
    </style:style>
    <style:style style:name="P9" style:family="paragraph" style:parent-style-name="Standard">
      <style:paragraph-properties fo:text-align="center" style:justify-single-word="false"/>
      <style:text-properties officeooo:rsid="0006964f" officeooo:paragraph-rsid="0006964f" fo:background-color="#ff0000"/>
    </style:style>
    <style:style style:name="P10" style:family="paragraph" style:parent-style-name="Standard">
      <style:paragraph-properties fo:text-align="center" style:justify-single-word="false"/>
      <style:text-properties officeooo:rsid="0007626a" officeooo:paragraph-rsid="0007626a" fo:background-color="#ff0000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661f4" fo:background-color="#ff0000" loext:char-shading-value="0"/>
    </style:style>
    <style:style style:name="T4" style:family="text">
      <style:text-properties officeooo:rsid="000661f4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ire</text:p>
      <text:p text:style-name="P2"/>
      <text:p text:style-name="P3">Fenetre d affichage</text:p>
      <text:p text:style-name="P3">Creation d’un monde</text:p>
      <text:p text:style-name="P3">Affichage du monde</text:p>
      <text:p text:style-name="P2"/>
      <text:p text:style-name="P2"/>
      <text:p text:style-name="P3">Snake[body d ‘une tete, d ‘une direction, d’un cou et d’une queues]</text:p>
      <text:p text:style-name="P3"/>
      <text:p text:style-name="P3">Body[coord, son type, *next, *previous)</text:p>
      <text:p text:style-name="P3"/>
      <text:p text:style-name="P3">Affichage du snake</text:p>
      <text:p text:style-name="P3">teste de deplacement de la tete en fonction de la direction</text:p>
      <text:p text:style-name="P4"/>
      <text:p text:style-name="P5">Haut ok si &gt;0</text:p>
      <text:p text:style-name="P5">Bas ok si &lt;l*h</text:p>
      <text:p text:style-name="P5">Droite gauche</text:p>
      <text:p text:style-name="P6">---------------------------------------</text:p>
      <text:p text:style-name="P6"/>
      <text:p text:style-name="P6">creation du corps</text:p>
      <text:p text:style-name="P6"/>
      <text:p text:style-name="P6">Deplacement du corps</text:p>
      <text:p text:style-name="P6"/>
      <text:p text:style-name="P6">Evenement, ajout food, et un truc qui passe sur la tete et mange detect</text:p>
      <text:p text:style-name="P6"/>
      <text:p text:style-name="P4"/>
      <text:p text:style-name="P4">-----------------------------</text:p>
      <text:p text:style-name="P4"/>
      <text:p text:style-name="P3">Texture</text:p>
      <text:p text:style-name="P2"/>
      <text:p text:style-name="P2">Fin du jeu</text:p>
      <text:p text:style-name="P2">Rendre sur moodle</text:p>
      <text:p text:style-name="P4"/>
      <text:p text:style-name="P4"/>
      <text:p text:style-name="P4">////////////////////////////////////////////////////</text:p>
      <text:p text:style-name="P4"/>
      <text:p text:style-name="P4"><text:span text:style-name="T1">Fin</text:span><text:line-break/><text:span text:style-name="T2">Sauvegarde </text:span><text:span text:style-name="T3">+ me</text:span><text:span text:style-name="T4">nu</text:span></text:p>
      <text:p text:style-name="P7">esc → pause affiche le menu</text:p>
      <text:p text:style-name="P8">Fix les sons</text:p>
      <text:p text:style-name="P2">score</text:p>
      <text:p text:style-name="P9">star= rapide</text:p>
      <text:p text:style-name="P10">Best score ?</text:p>
      <text:p text:style-name="P9"/>
      <text:p text:style-name="P4">rajout fonction option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3:36:36.323788148</meta:creation-date>
    <dc:date>2025-04-23T16:44:43.068875988</dc:date>
    <meta:editing-duration>PT1H52M32S</meta:editing-duration>
    <meta:editing-cycles>5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7" meta:word-count="103" meta:character-count="661" meta:non-whitespace-character-count="585"/>
  </office:meta>
</office:document-meta>
</file>